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F7A2D310BF4BC8CF.png" manifest:media-type="image/png"/>
  <manifest:file-entry manifest:full-path="Pictures/100002010000005A0000005A807668BBDFFF602F.png" manifest:media-type="image/png"/>
  <manifest:file-entry manifest:full-path="Pictures/100002010000005A0000005A8B7661A7F7A0BBC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dash" draw:stroke-dash="Dashed_20__28_var_29_" svg:stroke-width="0.035cm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opacity="0%" draw:opacity-name="" draw:textarea-vertical-align="middle"/>
    </style:style>
    <style:style style:name="gr3" style:family="graphic" style:parent-style-name="objectwithoutfill">
      <style:graphic-properties svg:stroke-width="0.035cm" svg:stroke-color="#cc00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84cm" fo:min-width="0.23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378cm" fo:min-width="0.128cm" fo:padding-top="0.178cm" fo:padding-bottom="0.178cm" fo:padding-left="0.303cm" fo:padding-right="0.30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73cm" svg:height="3.173cm" svg:x="2.8cm" svg:y="7.427cm">
          <draw:image xlink:href="Pictures/100002010000005A0000005A807668BBDFFF602F.png" xlink:type="simple" xlink:show="embed" xlink:actuate="onLoad">
            <text:p/>
          </draw:image>
        </draw:frame>
        <draw:frame draw:style-name="gr1" draw:text-style-name="P1" draw:layer="layout" svg:width="15.2cm" svg:height="9.8cm" svg:x="8.8cm" svg:y="4.4cm">
          <draw:image xlink:href="Pictures/100002010000078000000438F7A2D310BF4BC8CF.png" xlink:type="simple" xlink:show="embed" xlink:actuate="onLoad">
            <text:p/>
          </draw:image>
        </draw:frame>
        <draw:polygon draw:style-name="gr2" draw:text-style-name="P2" draw:layer="layout" svg:width="5.399cm" svg:height="7.199cm" svg:x="9.6cm" svg:y="4.6cm" svg:viewBox="0 0 5400 7200" draw:points="0,800 0,7200 5400,7000 5400,0 0,800 0,7200">
          <text:p/>
        </draw:polygon>
        <draw:line draw:style-name="gr3" draw:text-style-name="P3" draw:layer="layout" svg:x1="2.8cm" svg:y1="10.6cm" svg:x2="9.6cm" svg:y2="11.6cm">
          <text:p/>
        </draw:line>
        <draw:line draw:style-name="gr3" draw:text-style-name="P3" draw:layer="layout" svg:x1="5.973cm" svg:y1="10.6cm" svg:x2="15cm" svg:y2="11.6cm">
          <text:p/>
        </draw:line>
        <draw:line draw:style-name="gr3" draw:text-style-name="P3" draw:layer="layout" svg:x1="5.973cm" svg:y1="7.427cm" svg:x2="15cm" svg:y2="4.6cm">
          <text:p/>
        </draw:line>
        <draw:line draw:style-name="gr3" draw:text-style-name="P3" draw:layer="layout" svg:x1="2.8cm" svg:y1="7.427cm" svg:x2="9.6cm" svg:y2="5.4cm">
          <text:p/>
        </draw:line>
        <draw:frame draw:style-name="gr4" draw:text-style-name="P4" draw:layer="layout" svg:width="24.8cm" svg:height="0.962cm" svg:x="1.4cm" svg:y="1.4cm">
          <draw:text-box>
            <text:p text:style-name="P1">How the demo works</text:p>
          </draw:text-box>
        </draw:frame>
        <draw:custom-shape draw:style-name="gr5" draw:text-style-name="P5" draw:layer="layout" svg:width="1.038cm" svg:height="1.038cm" svg:x="1.962cm" svg:y="6.3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38cm" svg:height="1.038cm" svg:x="6.163cm" svg:y="7.4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38cm" svg:height="1.038cm" svg:x="1.664cm" svg:y="10.16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38cm" svg:height="1.038cm" svg:x="6.164cm" svg:y="9.46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5A0000005A8B7661A7F7A0BBC1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1:26:31.004265683</meta:creation-date>
    <dc:date>2018-03-18T21:37:50.924822955</dc:date>
    <meta:editing-duration>PT1M9S</meta:editing-duration>
    <meta:editing-cycles>1</meta:editing-cycles>
    <meta:document-statistic meta:object-count="35"/>
    <meta:generator>LibreOffice/6.0.1.1$Linux_X86_64 LibreOffice_project/60bfb1526849283ce2491346ed2aa51c465abfe6</meta:generator>
  </office:meta>
</office:document-meta>
</file>